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2.855cm" svg:x="1.4cm" svg:y="8.273cm" presentation:class="title" presentation:user-transformed="true">
          <draw:text-box>
            <text:p>Weekly Meeting<text:line-break/>September 2019</text:p>
          </draw:text-box>
        </draw:frame>
        <draw:frame presentation:style-name="pr2" draw:text-style-name="P1" draw:layer="layout" svg:width="25.199cm" svg:height="1.4cm" svg:x="1.4cm" svg:y="11.9cm" presentation:class="subtitle" presentation:user-transformed="true">
          <draw:text-box>
            <text:p><text:span text:style-name="T1">Bagus Tris 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Title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Feedback from ASJ</text:p>
              </text:list-item>
              <text:list-item>
                <text:p>Result from the end of minor research</text:p>
              </text:list-item>
              <text:list-item>
                <text:p>Current paper status</text:p>
              </text:list-item>
              <text:list-item>
                <text:p>Candidate Jour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placeholder="true">
          <draw:text-box/>
        </draw:frame>
        <draw:frame presentation:style-name="pr8" draw:layer="layout" svg:width="23.5cm" svg:height="12.093cm" svg:x="2.2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 style:shrink-to-fit="true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 style:shrink-to-fit="true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04:34:58.856002968</meta:creation-date>
    <meta:editing-duration>PT2M16S</meta:editing-duration>
    <meta:editing-cycles>2</meta:editing-cycles>
    <meta:generator>LibreOffice/6.2.6.2$Linux_X86_64 LibreOffice_project/20$Build-2</meta:generator>
    <dc:date>2019-09-09T04:37:14.474907467</dc:date>
    <meta:document-statistic meta:object-count="44"/>
  </office:meta>
</office:document-meta>
</file>